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svg:stroke-color="#ff3333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svg:stroke-width="0.1cm" draw:marker-start-width="0.3cm" draw:marker-end-width="0.3cm" draw:textarea-vertical-align="middle" draw:ole-draw-aspect="1" style:protect="size"/>
    </style:style>
    <style:style style:name="gr5" style:family="graphic" style:parent-style-name="objectwithoutfill">
      <style:graphic-properties svg:stroke-width="0.1cm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6666ff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svg:stroke-width="0.1cm" svg:stroke-color="#ff3333" draw:marker-start-width="0.3cm" draw:marker-end-width="0.3cm" draw:textarea-vertical-align="middle" draw:ole-draw-aspect="1" style:protect="size"/>
    </style:style>
    <style:style style:name="gr9" style:family="graphic" style:parent-style-name="objectwithoutfill">
      <style:graphic-properties svg:stroke-width="0.1cm" svg:stroke-color="#00cc00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svg:stroke-width="0.1cm" svg:stroke-color="#b2b2b2" draw:marker-start-width="0.3cm" draw:marker-end-width="0.3cm" draw:textarea-vertical-align="middle" draw:ole-draw-aspect="1" style:protect="size"/>
    </style:style>
    <style:style style:name="gr12" style:family="graphic" style:parent-style-name="objectwithoutfill">
      <style:graphic-properties svg:stroke-width="0.1cm" svg:stroke-color="#b2b2b2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b2b2b2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cc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9900" draw:marker-start-width="0.3cm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9900" draw:marker-start="Arrow" draw:marker-start-width="0.3cm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3cm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="Arrow" draw:marker-start-width="0.3cm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535cm" svg:height="2.659cm" svg:x="0.809cm" svg:y="9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6.559cm" svg:height="2.659cm" svg:x="0.809cm" svg:y="9.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6.559cm" svg:height="2.659cm" svg:x="0.809cm" svg:y="9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3.626cm" svg:height="0.974cm" svg:x="17.4cm" svg:y="12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3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3" draw:text-style-name="P3" draw:layer="layout" svg:width="3.019cm" svg:height="1.064cm" draw:transform="rotate (-2.2794000031046) translate (23.8cm 11.5cm)" svg:viewBox="0 0 3020 1065" svg:d="M0 0c1844 0 3020 1065 3020 1065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1" draw:layer="layout" svg:width="26.559cm" svg:height="2.659cm" svg:x="0.809cm" svg:y="9.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1" draw:layer="layout" svg:width="5.257cm" svg:height="1.753cm" svg:x="11.657cm" svg:y="1.86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1" draw:layer="layout" svg:width="3.626cm" svg:height="0.974cm" svg:x="17.4cm" svg:y="12.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path draw:style-name="gr3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frame draw:style-name="gr4" draw:text-style-name="P1" draw:layer="layout" svg:width="7.893cm" svg:height="1.103cm" draw:transform="rotate (-0.63407811724954) translate (19.14cm 3.935cm)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path draw:style-name="gr3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4" draw:text-style-name="P1" draw:layer="layout" svg:width="2.896cm" svg:height="0.974cm" draw:transform="rotate (-0.63407811724954) translate (23.177cm 2.148cm)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path draw:style-name="gr5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5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5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3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4" draw:text-style-name="P1" draw:layer="layout" svg:width="2.807cm" svg:height="0.974cm" draw:transform="rotate (-0.63407811724954) translate (18.54cm 6.136cm)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1" draw:layer="layout" svg:width="26.559cm" svg:height="2.659cm" svg:x="0.809cm" svg:y="9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5.257cm" svg:height="1.753cm" svg:x="11.657cm" svg:y="1.8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3.626cm" svg:height="0.974cm" svg:x="17.4cm" svg:y="12.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path draw:style-name="gr5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frame draw:style-name="gr4" draw:text-style-name="P1" draw:layer="layout" svg:width="7.893cm" svg:height="1.103cm" draw:transform="rotate (-0.63407811724954) translate (19.14cm 3.935cm)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path draw:style-name="gr5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4" draw:text-style-name="P1" draw:layer="layout" svg:width="2.896cm" svg:height="0.974cm" draw:transform="rotate (-0.63407811724954) translate (23.177cm 2.148cm)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path draw:style-name="gr6" draw:text-style-name="P3" draw:layer="layout" svg:width="7.387cm" svg:height="2.673cm" draw:transform="rotate (-1.44216556092291) translate (16.7522820439952cm 3.07294076740877cm)" svg:viewBox="0 0 7388 2674" svg:d="M0 2674c6236 0 7388-2674 7388-2674">
          <text:p/>
        </draw:path>
        <draw:path draw:style-name="gr5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6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5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5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5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4" draw:text-style-name="P1" draw:layer="layout" svg:width="2.807cm" svg:height="0.974cm" draw:transform="rotate (-0.63407811724954) translate (18.54cm 6.136cm)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6" draw:text-style-name="P3" draw:layer="layout" svg:width="3.212cm" svg:height="4.515cm" draw:transform="skewX (-0.367042741694407) rotate (-1.15820049162344) translate (13.4561463227499cm 3.56725025427805cm)" svg:viewBox="0 0 3213 4516" svg:d="M0 0c4534-1 2943 4516 2943 4516">
          <text:p/>
        </draw:path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4" draw:text-style-name="P1" draw:layer="layout" svg:width="26.559cm" svg:height="2.659cm" svg:x="0.809cm" svg:y="9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5.257cm" svg:height="1.753cm" svg:x="11.657cm" svg:y="1.86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3.626cm" svg:height="0.974cm" svg:x="17.4cm" svg:y="12.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path draw:style-name="gr5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frame draw:style-name="gr4" draw:text-style-name="P1" draw:layer="layout" svg:width="7.893cm" svg:height="1.103cm" draw:transform="rotate (-0.63407811724954) translate (19.14cm 3.935cm)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2.019cm" svg:height="0.779cm" draw:transform="rotate (0.757821961215938) translate (23.2cm 13.488cm)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path draw:style-name="gr5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4" draw:text-style-name="P1" draw:layer="layout" svg:width="2.896cm" svg:height="0.974cm" draw:transform="rotate (-0.63407811724954) translate (23.177cm 2.148cm)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path draw:style-name="gr5" draw:text-style-name="P3" draw:layer="layout" svg:width="7.387cm" svg:height="2.673cm" draw:transform="rotate (-1.44216556092291) translate (16.7522820439952cm 3.07294076740877cm)" svg:viewBox="0 0 7388 2674" svg:d="M0 2674c6236 0 7388-2674 7388-2674">
          <text:p/>
        </draw:path>
        <draw:path draw:style-name="gr5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5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5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5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3" draw:text-style-name="P3" draw:layer="layout" svg:width="1.827cm" svg:height="3.399cm" draw:transform="rotate (-1.5707963267949) translate (24.6cm 11.6cm)" svg:viewBox="0 0 1828 3400" svg:d="M0 0c2200 0 1800 3400 1800 3400">
          <text:p/>
        </draw:path>
        <draw:path draw:style-name="gr5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4" draw:text-style-name="P1" draw:layer="layout" svg:width="2.807cm" svg:height="0.974cm" draw:transform="rotate (-0.63407811724954) translate (18.54cm 6.136cm)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path draw:style-name="gr5" draw:text-style-name="P3" draw:layer="layout" svg:width="3.212cm" svg:height="4.515cm" draw:transform="skewX (-0.367042741694407) rotate (-1.15820049162344) translate (13.4621463227499cm 3.59125025427805cm)" svg:viewBox="0 0 3213 4516" svg:d="M0 0c4534-1 2943 4516 2943 4516">
          <text:p/>
        </draw:path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" draw:text-style-name="P1" draw:layer="layout" svg:width="26.559cm" svg:height="2.659cm" svg:x="0.809cm" svg:y="9.6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1" draw:layer="layout" svg:width="5.257cm" svg:height="1.753cm" svg:x="11.657cm" svg:y="1.86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" draw:layer="layout" svg:width="3.626cm" svg:height="0.974cm" svg:x="17.4cm" svg:y="12.6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5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frame draw:style-name="gr4" draw:text-style-name="P1" draw:layer="layout" svg:width="7.893cm" svg:height="1.103cm" draw:transform="rotate (-0.63407811724954) translate (19.14cm 3.935cm)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" draw:layer="layout" svg:width="2.019cm" svg:height="0.779cm" draw:transform="rotate (0.757821961215938) translate (23.2cm 13.488cm)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" draw:layer="layout" svg:width="4.566cm" svg:height="0.974cm" svg:x="16.5cm" svg:y="17.726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path draw:style-name="gr7" draw:text-style-name="P3" draw:layer="layout" svg:width="5.196cm" svg:height="5.108cm" draw:transform="skewX (-0.161442955809476) rotate (2.94262511886244) translate (16.5cm 18.2cm)" svg:viewBox="0 0 5197 5109" svg:d="M0 0c2090 0 5197 5109 5197 5109">
          <text:p/>
        </draw:path>
        <draw:path draw:style-name="gr7" draw:text-style-name="P3" draw:layer="layout" svg:width="7.505cm" svg:height="1.119cm" draw:transform="skewX (-0.534419816960664) rotate (1.95441969638325) translate (15.8092833840767cm 18.7602144012116cm)" svg:viewBox="0 0 7506 1120" svg:d="M0 1120c4207 0 7506-1120 7506-1120">
          <text:p/>
        </draw:path>
        <draw:path draw:style-name="gr7" draw:text-style-name="P3" draw:layer="layout" svg:width="5.803cm" svg:height="6.576cm" draw:transform="skewX (0.0595157274930066) rotate (-3.06497269942724) translate (16.500000000998cm 18.3926409560989cm)" svg:viewBox="0 0 5804 6577" svg:d="M0 0c5007-1 5804 6577 5804 6577">
          <text:p/>
        </draw:path>
        <draw:frame draw:style-name="gr4" draw:text-style-name="P1" draw:layer="layout" svg:width="4.096cm" svg:height="0.783cm" draw:transform="rotate (-1.12486470291035) translate (10.83cm 14.323cm)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3.229cm" svg:height="0.783cm" draw:transform="rotate (-1.00530964914873) translate (14.288cm 13.37cm)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1" draw:layer="layout" svg:width="2.807cm" svg:height="0.783cm" draw:transform="rotate (-0.873537290623162) translate (13.224cm 15.157cm)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path draw:style-name="gr5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4" draw:text-style-name="P1" draw:layer="layout" svg:width="2.896cm" svg:height="0.974cm" draw:transform="rotate (-0.63407811724954) translate (23.177cm 2.148cm)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path draw:style-name="gr5" draw:text-style-name="P3" draw:layer="layout" svg:width="7.387cm" svg:height="2.673cm" draw:transform="rotate (-1.44216556092291) translate (16.7522820439952cm 3.07294076740877cm)" svg:viewBox="0 0 7388 2674" svg:d="M0 2674c6236 0 7388-2674 7388-2674">
          <text:p/>
        </draw:path>
        <draw:path draw:style-name="gr5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5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5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5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5" draw:text-style-name="P3" draw:layer="layout" svg:width="1.827cm" svg:height="3.399cm" draw:transform="rotate (-1.5707963267949) translate (24.6cm 11.6cm)" svg:viewBox="0 0 1828 3400" svg:d="M0 0c2200 0 1800 3400 1800 3400">
          <text:p/>
        </draw:path>
        <draw:path draw:style-name="gr3" draw:text-style-name="P3" draw:layer="layout" svg:width="6.15cm" svg:height="4.799cm" draw:transform="rotate (-1.5707963267949) translate (26.2cm 12.249cm)" svg:viewBox="0 0 6151 4800" svg:d="M0 0c5751 0 6151 4800 6151 4800">
          <text:p/>
        </draw:path>
        <draw:path draw:style-name="gr5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4" draw:text-style-name="P1" draw:layer="layout" svg:width="2.807cm" svg:height="0.974cm" draw:transform="rotate (-0.63407811724954) translate (18.54cm 6.136cm)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3" draw:text-style-name="P3" draw:layer="layout" svg:width="3.143cm" svg:height="1.999cm" draw:transform="rotate (-1.00408791867234) translate (19.6000000009314cm 13.9999999994073cm)" svg:viewBox="0 0 3144 2000" svg:d="M0 0c2608 0 3144 2000 3144 2000">
          <text:p/>
        </draw:path>
        <draw:path draw:style-name="gr5" draw:text-style-name="P3" draw:layer="layout" svg:width="3.212cm" svg:height="4.515cm" draw:transform="skewX (-0.367042741694407) rotate (-1.15820049162344) translate (13.4621463227499cm 3.59125025427805cm)" svg:viewBox="0 0 3213 4516" svg:d="M0 0c4534-1 2943 4516 2943 4516">
          <text:p/>
        </draw:path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1" draw:layer="layout" svg:width="26.559cm" svg:height="2.659cm" svg:x="0.809cm" svg:y="9.6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" draw:text-style-name="P1" draw:layer="layout" svg:width="5.257cm" svg:height="1.753cm" svg:x="11.657cm" svg:y="1.863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" draw:text-style-name="P1" draw:layer="layout" svg:width="3.626cm" svg:height="0.974cm" svg:x="17.4cm" svg:y="12.6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path draw:style-name="gr5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path draw:style-name="gr9" draw:text-style-name="P3" draw:layer="layout" svg:width="6.324cm" svg:height="1.249cm" draw:transform="rotate (-2.14727857872862) translate (13.8476651945005cm 4.29714189673388cm)" svg:viewBox="0 0 6325 1250" svg:d="M0 1250c4036 0 6325-1250 6325-1250">
          <text:p/>
        </draw:path>
        <draw:frame draw:style-name="gr4" draw:text-style-name="P1" draw:layer="layout" svg:width="7.893cm" svg:height="1.103cm" draw:transform="rotate (-0.63407811724954) translate (19.14cm 3.935cm)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4" draw:text-style-name="P1" draw:layer="layout" svg:width="2.019cm" svg:height="0.779cm" draw:transform="rotate (0.757821961215938) translate (23.2cm 13.488cm)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4" draw:text-style-name="P1" draw:layer="layout" svg:width="4.566cm" svg:height="0.974cm" svg:x="16.5cm" svg:y="17.726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path draw:style-name="gr10" draw:text-style-name="P3" draw:layer="layout" svg:width="5.196cm" svg:height="5.108cm" draw:transform="skewX (-0.161442955809476) rotate (2.94262511886244) translate (16.5cm 18.2cm)" svg:viewBox="0 0 5197 5109" svg:d="M0 0c2090 0 5197 5109 5197 5109">
          <text:p/>
        </draw:path>
        <draw:path draw:style-name="gr10" draw:text-style-name="P3" draw:layer="layout" svg:width="7.505cm" svg:height="1.119cm" draw:transform="skewX (-0.534419816960664) rotate (1.95441969638325) translate (15.8092833840767cm 18.7602144012116cm)" svg:viewBox="0 0 7506 1120" svg:d="M0 1120c4207 0 7506-1120 7506-1120">
          <text:p/>
        </draw:path>
        <draw:path draw:style-name="gr10" draw:text-style-name="P3" draw:layer="layout" svg:width="5.803cm" svg:height="6.576cm" draw:transform="skewX (0.0595157274930066) rotate (-3.06497269942724) translate (16.500000000998cm 18.3926409560989cm)" svg:viewBox="0 0 5804 6577" svg:d="M0 0c5007-1 5804 6577 5804 6577">
          <text:p/>
        </draw:path>
        <draw:frame draw:style-name="gr4" draw:text-style-name="P1" draw:layer="layout" svg:width="4.096cm" svg:height="0.783cm" draw:transform="rotate (-1.12486470291035) translate (10.83cm 14.323cm)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4" draw:text-style-name="P1" draw:layer="layout" svg:width="3.229cm" svg:height="0.783cm" draw:transform="rotate (-1.00530964914873) translate (14.288cm 13.37cm)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" draw:text-style-name="P1" draw:layer="layout" svg:width="2.807cm" svg:height="0.783cm" draw:transform="rotate (-0.873537290623162) translate (13.224cm 15.157cm)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path draw:style-name="gr5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4" draw:text-style-name="P1" draw:layer="layout" svg:width="2.896cm" svg:height="0.974cm" draw:transform="rotate (-0.63407811724954) translate (23.177cm 2.148cm)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path draw:style-name="gr5" draw:text-style-name="P3" draw:layer="layout" svg:width="7.387cm" svg:height="2.673cm" draw:transform="rotate (-1.44216556092291) translate (16.7522820439952cm 3.07294076740877cm)" svg:viewBox="0 0 7388 2674" svg:d="M0 2674c6236 0 7388-2674 7388-2674">
          <text:p/>
        </draw:path>
        <draw:path draw:style-name="gr5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5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5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5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5" draw:text-style-name="P3" draw:layer="layout" svg:width="1.827cm" svg:height="3.399cm" draw:transform="rotate (-1.5707963267949) translate (24.6cm 11.6cm)" svg:viewBox="0 0 1828 3400" svg:d="M0 0c2200 0 1800 3400 1800 3400">
          <text:p/>
        </draw:path>
        <draw:path draw:style-name="gr5" draw:text-style-name="P3" draw:layer="layout" svg:width="6.15cm" svg:height="4.799cm" draw:transform="rotate (-1.5707963267949) translate (26.2cm 12.249cm)" svg:viewBox="0 0 6151 4800" svg:d="M0 0c5751 0 6151 4800 6151 4800">
          <text:p/>
        </draw:path>
        <draw:path draw:style-name="gr5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4" draw:text-style-name="P1" draw:layer="layout" svg:width="2.807cm" svg:height="0.974cm" draw:transform="rotate (-0.63407811724954) translate (18.54cm 6.136cm)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path draw:style-name="gr5" draw:text-style-name="P3" draw:layer="layout" svg:width="3.143cm" svg:height="1.999cm" draw:transform="rotate (-1.00408791867234) translate (19.6000000009314cm 13.9999999994073cm)" svg:viewBox="0 0 3144 2000" svg:d="M0 0c2608 0 3144 2000 3144 2000">
          <text:p/>
        </draw:path>
        <draw:frame draw:style-name="gr4" draw:text-style-name="P1" draw:layer="layout" svg:width="4.922cm" svg:height="0.779cm" draw:transform="rotate (1.12975162481593) translate (9.353cm 8.538cm)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path draw:style-name="gr5" draw:text-style-name="P3" draw:layer="layout" svg:width="3.212cm" svg:height="4.515cm" draw:transform="skewX (-0.367042741694407) rotate (-1.15820049162344) translate (13.4561463227499cm 3.56725025427805cm)" svg:viewBox="0 0 3213 4516" svg:d="M0 0c4534-1 2943 4516 2943 4516">
          <text:p/>
        </draw:path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1" draw:text-style-name="P1" draw:layer="layout" svg:width="26.559cm" svg:height="2.659cm" svg:x="0.809cm" svg:y="9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5.257cm" svg:height="1.753cm" svg:x="11.657cm" svg:y="1.8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3.626cm" svg:height="0.974cm" svg:x="17.4cm" svg:y="12.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path draw:style-name="gr12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path draw:style-name="gr12" draw:text-style-name="P3" draw:layer="layout" svg:width="6.324cm" svg:height="1.249cm" draw:transform="rotate (-2.14727857872862) translate (13.8476651945005cm 4.29714189673388cm)" svg:viewBox="0 0 6325 1250" svg:d="M0 1250c4036 0 6325-1250 6325-1250">
          <text:p/>
        </draw:path>
        <draw:frame draw:style-name="gr11" draw:text-style-name="P1" draw:layer="layout" svg:width="7.893cm" svg:height="1.103cm" draw:transform="rotate (-0.63407811724954) translate (19.14cm 3.935cm)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1" draw:layer="layout" svg:width="2.019cm" svg:height="0.779cm" draw:transform="rotate (0.757821961215938) translate (23.2cm 13.488cm)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4.566cm" svg:height="0.974cm" svg:x="16.5cm" svg:y="17.72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ath draw:style-name="gr13" draw:text-style-name="P3" draw:layer="layout" svg:width="5.196cm" svg:height="5.108cm" draw:transform="skewX (-0.161442955809476) rotate (2.94262511886244) translate (16.5cm 18.2cm)" svg:viewBox="0 0 5197 5109" svg:d="M0 0c2090 0 5197 5109 5197 5109">
          <text:p/>
        </draw:path>
        <draw:path draw:style-name="gr13" draw:text-style-name="P3" draw:layer="layout" svg:width="7.505cm" svg:height="1.119cm" draw:transform="skewX (-0.534419816960664) rotate (1.95441969638325) translate (15.8092833840767cm 18.7602144012116cm)" svg:viewBox="0 0 7506 1120" svg:d="M0 1120c4207 0 7506-1120 7506-1120">
          <text:p/>
        </draw:path>
        <draw:path draw:style-name="gr13" draw:text-style-name="P3" draw:layer="layout" svg:width="5.803cm" svg:height="6.576cm" draw:transform="skewX (0.0595157274930066) rotate (-3.06497269942724) translate (16.500000000998cm 18.3926409560989cm)" svg:viewBox="0 0 5804 6577" svg:d="M0 0c5007-1 5804 6577 5804 6577">
          <text:p/>
        </draw:path>
        <draw:frame draw:style-name="gr11" draw:text-style-name="P1" draw:layer="layout" svg:width="4.096cm" svg:height="0.783cm" draw:transform="rotate (-1.12486470291035) translate (10.83cm 14.323cm)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3.229cm" svg:height="0.783cm" draw:transform="rotate (-1.00530964914873) translate (14.288cm 13.37cm)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" draw:text-style-name="P1" draw:layer="layout" svg:width="2.807cm" svg:height="0.783cm" draw:transform="rotate (-0.873537290623162) translate (13.224cm 15.157cm)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path draw:style-name="gr12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11" draw:text-style-name="P1" draw:layer="layout" svg:width="2.896cm" svg:height="0.974cm" draw:transform="rotate (-0.63407811724954) translate (23.177cm 2.148cm)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12" draw:text-style-name="P3" draw:layer="layout" svg:width="7.387cm" svg:height="2.673cm" draw:transform="rotate (-1.44216556092291) translate (16.7522820439952cm 3.07294076740877cm)" svg:viewBox="0 0 7388 2674" svg:d="M0 2674c6236 0 7388-2674 7388-2674">
          <text:p/>
        </draw:path>
        <draw:path draw:style-name="gr12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14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12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12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12" draw:text-style-name="P3" draw:layer="layout" svg:width="1.827cm" svg:height="3.399cm" draw:transform="rotate (-1.5707963267949) translate (24.6cm 11.6cm)" svg:viewBox="0 0 1828 3400" svg:d="M0 0c2200 0 1800 3400 1800 3400">
          <text:p/>
        </draw:path>
        <draw:path draw:style-name="gr12" draw:text-style-name="P3" draw:layer="layout" svg:width="6.15cm" svg:height="4.799cm" draw:transform="rotate (-1.5707963267949) translate (26.2cm 12.249cm)" svg:viewBox="0 0 6151 4800" svg:d="M0 0c5751 0 6151 4800 6151 4800">
          <text:p/>
        </draw:path>
        <draw:path draw:style-name="gr12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11" draw:text-style-name="P1" draw:layer="layout" svg:width="2.807cm" svg:height="0.974cm" draw:transform="rotate (-0.63407811724954) translate (18.54cm 6.136cm)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path draw:style-name="gr12" draw:text-style-name="P3" draw:layer="layout" svg:width="3.143cm" svg:height="1.999cm" draw:transform="rotate (-1.00408791867234) translate (19.6000000009314cm 13.9999999994073cm)" svg:viewBox="0 0 3144 2000" svg:d="M0 0c2608 0 3144 2000 3144 2000">
          <text:p/>
        </draw:path>
        <draw:path draw:style-name="gr15" draw:text-style-name="P3" draw:layer="layout" svg:width="8.662cm" svg:height="21.302cm" draw:transform="rotate (-1.55561196230255) translate (25.500937700007cm 11.5765339375756cm)" svg:viewBox="0 0 8663 21303" svg:d="M0 21303c13202 1 7706-20085 6524-21303">
          <text:p/>
        </draw:path>
        <draw:path draw:style-name="gr16" draw:text-style-name="P3" draw:layer="layout" svg:width="5.943cm" svg:height="1.861cm" draw:transform="rotate (-1.539380400259) translate (27.2740000349835cm 12.0999999989006cm)" svg:viewBox="0 0 5944 1862" svg:d="M0 0c4002 0 5944 1862 5944 1862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1" draw:layer="layout" svg:width="26.559cm" svg:height="2.659cm" svg:x="0.809cm" svg:y="9.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" draw:layer="layout" svg:width="5.257cm" svg:height="1.753cm" svg:x="11.657cm" svg:y="1.8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" draw:layer="layout" svg:width="3.626cm" svg:height="0.974cm" svg:x="17.4cm" svg:y="12.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path draw:style-name="gr5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path draw:style-name="gr5" draw:text-style-name="P3" draw:layer="layout" svg:width="6.324cm" svg:height="1.249cm" draw:transform="rotate (-2.14727857872862) translate (13.8476651945005cm 4.29714189673388cm)" svg:viewBox="0 0 6325 1250" svg:d="M0 1250c4036 0 6325-1250 6325-1250">
          <text:p/>
        </draw:path>
        <draw:frame draw:style-name="gr4" draw:text-style-name="P1" draw:layer="layout" svg:width="7.893cm" svg:height="1.103cm" draw:transform="rotate (-0.63407811724954) translate (19.14cm 3.935cm)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" draw:layer="layout" svg:width="2.019cm" svg:height="0.779cm" draw:transform="rotate (0.757821961215938) translate (23.2cm 13.488cm)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text-style-name="P1" draw:layer="layout" svg:width="4.566cm" svg:height="0.974cm" svg:x="16.5cm" svg:y="17.726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path draw:style-name="gr10" draw:text-style-name="P3" draw:layer="layout" svg:width="5.196cm" svg:height="5.108cm" draw:transform="skewX (-0.161442955809476) rotate (2.94262511886244) translate (16.5cm 18.2cm)" svg:viewBox="0 0 5197 5109" svg:d="M0 0c2090 0 5197 5109 5197 5109">
          <text:p/>
        </draw:path>
        <draw:path draw:style-name="gr10" draw:text-style-name="P3" draw:layer="layout" svg:width="7.505cm" svg:height="1.119cm" draw:transform="skewX (-0.534419816960664) rotate (1.95441969638325) translate (15.8092833840767cm 18.7602144012116cm)" svg:viewBox="0 0 7506 1120" svg:d="M0 1120c4207 0 7506-1120 7506-1120">
          <text:p/>
        </draw:path>
        <draw:path draw:style-name="gr10" draw:text-style-name="P3" draw:layer="layout" svg:width="5.803cm" svg:height="6.576cm" draw:transform="skewX (0.0595157274930066) rotate (-3.06497269942724) translate (16.500000000998cm 18.3926409560989cm)" svg:viewBox="0 0 5804 6577" svg:d="M0 0c5007-1 5804 6577 5804 6577">
          <text:p/>
        </draw:path>
        <draw:frame draw:style-name="gr4" draw:text-style-name="P1" draw:layer="layout" svg:width="4.096cm" svg:height="0.783cm" draw:transform="rotate (-1.12486470291035) translate (10.83cm 14.323cm)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text-style-name="P1" draw:layer="layout" svg:width="3.229cm" svg:height="0.783cm" draw:transform="rotate (-1.00530964914873) translate (14.288cm 13.37cm)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" draw:layer="layout" svg:width="2.807cm" svg:height="0.783cm" draw:transform="rotate (-0.873537290623162) translate (13.224cm 15.157cm)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path draw:style-name="gr5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4" draw:text-style-name="P1" draw:layer="layout" svg:width="2.896cm" svg:height="0.974cm" draw:transform="rotate (-0.63407811724954) translate (23.177cm 2.148cm)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path draw:style-name="gr5" draw:text-style-name="P3" draw:layer="layout" svg:width="7.387cm" svg:height="2.673cm" draw:transform="rotate (-1.44216556092291) translate (16.7522820439952cm 3.07294076740877cm)" svg:viewBox="0 0 7388 2674" svg:d="M0 2674c6236 0 7388-2674 7388-2674">
          <text:p/>
        </draw:path>
        <draw:path draw:style-name="gr5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5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5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5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5" draw:text-style-name="P3" draw:layer="layout" svg:width="1.827cm" svg:height="3.399cm" draw:transform="rotate (-1.5707963267949) translate (24.6cm 11.6cm)" svg:viewBox="0 0 1828 3400" svg:d="M0 0c2200 0 1800 3400 1800 3400">
          <text:p/>
        </draw:path>
        <draw:path draw:style-name="gr5" draw:text-style-name="P3" draw:layer="layout" svg:width="6.15cm" svg:height="4.799cm" draw:transform="rotate (-1.5707963267949) translate (26.2cm 12.249cm)" svg:viewBox="0 0 6151 4800" svg:d="M0 0c5751 0 6151 4800 6151 4800">
          <text:p/>
        </draw:path>
        <draw:path draw:style-name="gr5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4" draw:text-style-name="P1" draw:layer="layout" svg:width="2.807cm" svg:height="0.974cm" draw:transform="rotate (-0.63407811724954) translate (18.54cm 6.136cm)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5" draw:text-style-name="P3" draw:layer="layout" svg:width="3.143cm" svg:height="1.999cm" draw:transform="rotate (-1.00408791867234) translate (19.6000000009314cm 13.9999999994073cm)" svg:viewBox="0 0 3144 2000" svg:d="M0 0c2608 0 3144 2000 3144 2000">
          <text:p/>
        </draw:path>
        <draw:path draw:style-name="gr17" draw:text-style-name="P3" draw:layer="layout" svg:width="8.662cm" svg:height="21.302cm" draw:transform="rotate (-1.55561196230255) translate (25.500937700007cm 11.5765339375756cm)" svg:viewBox="0 0 8663 21303" svg:d="M0 21303c13202 1 7706-20085 6524-21303">
          <text:p/>
        </draw:path>
        <draw:path draw:style-name="gr18" draw:text-style-name="P3" draw:layer="layout" svg:width="5.943cm" svg:height="1.861cm" draw:transform="rotate (-1.539380400259) translate (27.2740000349835cm 12.0999999989006cm)" svg:viewBox="0 0 5944 1862" svg:d="M0 0c4002 0 5944 1862 5944 1862">
          <text:p/>
        </draw:path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2:03:54.098000000</meta:creation-date>
    <dc:date>2017-06-26T06:13:01.929000000</dc:date>
    <meta:editing-duration>PT4M23S</meta:editing-duration>
    <meta:editing-cycles>3</meta:editing-cycles>
    <meta:generator>LibreOffice/5.2.3.3$Windows_x86 LibreOffice_project/d54a8868f08a7b39642414cf2c8ef2f228f780cf</meta:generator>
    <meta:document-statistic meta:object-count="201"/>
  </office:meta>
</office:document-meta>
</file>

<file path=Object 1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Dist</mi>
      </mrow>
    </mrow>
    <annotation encoding="StarMath 5.0">NEP = NPP - R_{h} - Dist</annotation>
  </semantics>
</math>
</file>

<file path=Object 10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11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12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13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14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15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16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17/content.xml><?xml version="1.0" encoding="utf-8"?>
<math xmlns="http://www.w3.org/1998/Math/MathML" display="block">
  <semantics>
    <mi mathvariant="italic">Ozone</mi>
    <annotation encoding="StarMath 5.0">Ozone</annotation>
  </semantics>
</math>
</file>

<file path=Object 18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19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2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20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21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22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23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24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25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26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27/content.xml><?xml version="1.0" encoding="utf-8"?>
<math xmlns="http://www.w3.org/1998/Math/MathML" display="block">
  <semantics>
    <mi mathvariant="italic">Ozone</mi>
    <annotation encoding="StarMath 5.0">Ozone</annotation>
  </semantics>
</math>
</file>

<file path=Object 28/content.xml><?xml version="1.0" encoding="utf-8"?>
<math xmlns="http://www.w3.org/1998/Math/MathML" display="block">
  <semantics>
    <mi mathvariant="italic">Competition</mi>
    <annotation encoding="StarMath 5.0">Competition</annotation>
  </semantics>
</math>
</file>

<file path=Object 29/content.xml><?xml version="1.0" encoding="utf-8"?>
<math xmlns="http://www.w3.org/1998/Math/MathML" display="block">
  <semantics>
    <mi mathvariant="italic">Reproduction</mi>
    <annotation encoding="StarMath 5.0">Reproduction</annotation>
  </semantics>
</math>
</file>

<file path=Object 3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30/content.xml><?xml version="1.0" encoding="utf-8"?>
<math xmlns="http://www.w3.org/1998/Math/MathML" display="block">
  <semantics>
    <mi mathvariant="italic">Allocation</mi>
    <annotation encoding="StarMath 5.0">Allocation</annotation>
  </semantics>
</math>
</file>

<file path=Object 31/content.xml><?xml version="1.0" encoding="utf-8"?>
<math xmlns="http://www.w3.org/1998/Math/MathML" display="block">
  <semantics>
    <mrow>
      <mi mathvariant="italic">Life</mi>
      <mi mathvariant="italic">form</mi>
    </mrow>
    <annotation encoding="StarMath 5.0">Life form</annotation>
  </semantics>
</math>
</file>

<file path=Object 32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33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34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35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36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37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38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39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4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40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41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46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47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48/content.xml><?xml version="1.0" encoding="utf-8"?>
<math xmlns="http://www.w3.org/1998/Math/MathML" display="block">
  <semantics>
    <mi mathvariant="italic">Ozone</mi>
    <annotation encoding="StarMath 5.0">Ozone</annotation>
  </semantics>
</math>
</file>

<file path=Object 49/content.xml><?xml version="1.0" encoding="utf-8"?>
<math xmlns="http://www.w3.org/1998/Math/MathML" display="block">
  <semantics>
    <mi mathvariant="italic">Competition</mi>
    <annotation encoding="StarMath 5.0">Competition</annotation>
  </semantics>
</math>
</file>

<file path=Object 50/content.xml><?xml version="1.0" encoding="utf-8"?>
<math xmlns="http://www.w3.org/1998/Math/MathML" display="block">
  <semantics>
    <mi mathvariant="italic">Reproduction</mi>
    <annotation encoding="StarMath 5.0">Reproduction</annotation>
  </semantics>
</math>
</file>

<file path=Object 51/content.xml><?xml version="1.0" encoding="utf-8"?>
<math xmlns="http://www.w3.org/1998/Math/MathML" display="block">
  <semantics>
    <mi mathvariant="italic">Allocation</mi>
    <annotation encoding="StarMath 5.0">Allocation</annotation>
  </semantics>
</math>
</file>

<file path=Object 52/content.xml><?xml version="1.0" encoding="utf-8"?>
<math xmlns="http://www.w3.org/1998/Math/MathML" display="block">
  <semantics>
    <mrow>
      <mi mathvariant="italic">Life</mi>
      <mi mathvariant="italic">form</mi>
    </mrow>
    <annotation encoding="StarMath 5.0">Life form</annotation>
  </semantics>
</math>
</file>

<file path=Object 53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54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55/content.xml><?xml version="1.0" encoding="utf-8"?>
<math xmlns="http://www.w3.org/1998/Math/MathML" display="block">
  <semantics>
    <mi mathvariant="italic">Ozone</mi>
    <annotation encoding="StarMath 5.0">Ozone</annotation>
  </semantics>
</math>
</file>

<file path=Object 56/content.xml><?xml version="1.0" encoding="utf-8"?>
<math xmlns="http://www.w3.org/1998/Math/MathML" display="block">
  <semantics>
    <mi mathvariant="italic">Competition</mi>
    <annotation encoding="StarMath 5.0">Competition</annotation>
  </semantics>
</math>
</file>

<file path=Object 57/content.xml><?xml version="1.0" encoding="utf-8"?>
<math xmlns="http://www.w3.org/1998/Math/MathML" display="block">
  <semantics>
    <mi mathvariant="italic">Reproduction</mi>
    <annotation encoding="StarMath 5.0">Reproduction</annotation>
  </semantics>
</math>
</file>

<file path=Object 58/content.xml><?xml version="1.0" encoding="utf-8"?>
<math xmlns="http://www.w3.org/1998/Math/MathML" display="block">
  <semantics>
    <mi mathvariant="italic">Allocation</mi>
    <annotation encoding="StarMath 5.0">Allocation</annotation>
  </semantics>
</math>
</file>

<file path=Object 59/content.xml><?xml version="1.0" encoding="utf-8"?>
<math xmlns="http://www.w3.org/1998/Math/MathML" display="block">
  <semantics>
    <mrow>
      <mi mathvariant="italic">Life</mi>
      <mi mathvariant="italic">form</mi>
    </mrow>
    <annotation encoding="StarMath 5.0">Life form</annotation>
  </semantics>
</math>
</file>

<file path=Object 6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60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61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62/content.xml><?xml version="1.0" encoding="utf-8"?>
<math xmlns="http://www.w3.org/1998/Math/MathML" display="block">
  <semantics>
    <mrow>
      <mi mathvariant="italic">Carbon</mi>
      <mi mathvariant="italic">recovery</mi>
    </mrow>
    <annotation encoding="StarMath 5.0">Carbon recovery</annotation>
  </semantics>
</math>
</file>

<file path=Object 7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73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74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75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76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77/content.xml><?xml version="1.0" encoding="utf-8"?>
<math xmlns="http://www.w3.org/1998/Math/MathML" display="block">
  <semantics>
    <mi mathvariant="italic">Ozone</mi>
    <annotation encoding="StarMath 5.0">Ozone</annotation>
  </semantics>
</math>
</file>

<file path=Object 78/content.xml><?xml version="1.0" encoding="utf-8"?>
<math xmlns="http://www.w3.org/1998/Math/MathML" display="block">
  <semantics>
    <mi mathvariant="italic">Competition</mi>
    <annotation encoding="StarMath 5.0">Competition</annotation>
  </semantics>
</math>
</file>

<file path=Object 79/content.xml><?xml version="1.0" encoding="utf-8"?>
<math xmlns="http://www.w3.org/1998/Math/MathML" display="block">
  <semantics>
    <mi mathvariant="italic">Reproduction</mi>
    <annotation encoding="StarMath 5.0">Reproduction</annotation>
  </semantics>
</math>
</file>

<file path=Object 8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80/content.xml><?xml version="1.0" encoding="utf-8"?>
<math xmlns="http://www.w3.org/1998/Math/MathML" display="block">
  <semantics>
    <mi mathvariant="italic">Allocation</mi>
    <annotation encoding="StarMath 5.0">Allocation</annotation>
  </semantics>
</math>
</file>

<file path=Object 81/content.xml><?xml version="1.0" encoding="utf-8"?>
<math xmlns="http://www.w3.org/1998/Math/MathML" display="block">
  <semantics>
    <mrow>
      <mi mathvariant="italic">Life</mi>
      <mi mathvariant="italic">form</mi>
    </mrow>
    <annotation encoding="StarMath 5.0">Life form</annotation>
  </semantics>
</math>
</file>

<file path=Object 82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83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9/content.xml><?xml version="1.0" encoding="utf-8"?>
<math xmlns="http://www.w3.org/1998/Math/MathML" display="block">
  <semantics>
    <mi mathvariant="italic">Mortality</mi>
    <annotation encoding="StarMath 5.0">Mortality</annotation>
  </semantics>
</math>
</file>